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cmProxyUtils.isProxy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cmProxyUtils.isInitialized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cmProxyUtils.fetch( 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